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e955" officeooo:paragraph-rsid="0003e955"/>
    </style:style>
    <style:style style:name="P2" style:family="paragraph" style:parent-style-name="Standard">
      <style:paragraph-properties fo:text-align="center" style:justify-single-word="false"/>
      <style:text-properties officeooo:rsid="0003e955" officeooo:paragraph-rsid="0003e955"/>
    </style:style>
    <style:style style:name="P3" style:family="paragraph" style:parent-style-name="Standard">
      <style:text-properties fo:font-style="italic" officeooo:rsid="0003e955" officeooo:paragraph-rsid="0003e955" style:font-style-asian="italic" style:font-style-complex="italic"/>
    </style:style>
    <style:style style:name="P4" style:family="paragraph" style:parent-style-name="Standard">
      <style:text-properties officeooo:rsid="0005a002" officeooo:paragraph-rsid="0005a002"/>
    </style:style>
    <style:style style:name="P5" style:family="paragraph" style:parent-style-name="Standard" style:list-style-name="L1">
      <style:text-properties officeooo:rsid="0005a002" officeooo:paragraph-rsid="0005a002"/>
    </style:style>
    <style:style style:name="P6" style:family="paragraph" style:parent-style-name="Standard" style:list-style-name="L1">
      <style:text-properties officeooo:rsid="0005a002" officeooo:paragraph-rsid="000a090a"/>
    </style:style>
    <style:style style:name="P7" style:family="paragraph" style:parent-style-name="Standard" style:list-style-name="L2">
      <style:text-properties officeooo:rsid="0005a002" officeooo:paragraph-rsid="0006537e"/>
    </style:style>
    <style:style style:name="P8" style:family="paragraph" style:parent-style-name="Standard">
      <style:text-properties officeooo:rsid="0005d95b" officeooo:paragraph-rsid="0005d95b"/>
    </style:style>
    <style:style style:name="P9" style:family="paragraph" style:parent-style-name="Standard" style:list-style-name="L2">
      <style:text-properties officeooo:rsid="0005d95b" officeooo:paragraph-rsid="0005d95b"/>
    </style:style>
    <style:style style:name="P10" style:family="paragraph" style:parent-style-name="Standard">
      <style:text-properties officeooo:rsid="0006537e" officeooo:paragraph-rsid="0006537e"/>
    </style:style>
    <style:style style:name="P11" style:family="paragraph" style:parent-style-name="Standard" style:list-style-name="L3">
      <style:text-properties officeooo:rsid="0006537e" officeooo:paragraph-rsid="000bd088"/>
    </style:style>
    <style:style style:name="P12" style:family="paragraph" style:parent-style-name="Standard">
      <style:text-properties officeooo:rsid="0006e311" officeooo:paragraph-rsid="0006e311"/>
    </style:style>
    <style:style style:name="P13" style:family="paragraph" style:parent-style-name="Standard">
      <style:text-properties officeooo:rsid="0006e311" officeooo:paragraph-rsid="000a090a"/>
    </style:style>
    <style:style style:name="P14" style:family="paragraph" style:parent-style-name="Standard">
      <style:text-properties officeooo:rsid="0007e907" officeooo:paragraph-rsid="0007e907"/>
    </style:style>
    <style:style style:name="P15" style:family="paragraph" style:parent-style-name="Standard" style:list-style-name="L4">
      <style:text-properties officeooo:rsid="00086886" officeooo:paragraph-rsid="000bd088"/>
    </style:style>
    <style:style style:name="P16" style:family="paragraph" style:parent-style-name="Standard" style:list-style-name="L4">
      <style:text-properties officeooo:rsid="000a090a" officeooo:paragraph-rsid="000a090a"/>
    </style:style>
    <style:style style:name="P17" style:family="paragraph" style:parent-style-name="Standard" style:list-style-name="L4">
      <style:text-properties officeooo:rsid="000a3f7a" officeooo:paragraph-rsid="000a3f7a"/>
    </style:style>
    <style:style style:name="P18" style:family="paragraph" style:parent-style-name="Standard">
      <style:text-properties officeooo:rsid="000a3f7a" officeooo:paragraph-rsid="000a3f7a"/>
    </style:style>
    <style:style style:name="P19" style:family="paragraph" style:parent-style-name="Standard">
      <style:text-properties officeooo:rsid="000a3f7a" officeooo:paragraph-rsid="0013e69e"/>
    </style:style>
    <style:style style:name="P20" style:family="paragraph" style:parent-style-name="Standard">
      <style:text-properties officeooo:rsid="000a3f7a" officeooo:paragraph-rsid="0019bd5c"/>
    </style:style>
    <style:style style:name="P21" style:family="paragraph" style:parent-style-name="Standard">
      <style:text-properties officeooo:rsid="000d1ca4" officeooo:paragraph-rsid="000d1ca4"/>
    </style:style>
    <style:style style:name="P22" style:family="paragraph" style:parent-style-name="Standard">
      <style:text-properties officeooo:rsid="000f1038" officeooo:paragraph-rsid="000f1038"/>
    </style:style>
    <style:style style:name="P23" style:family="paragraph" style:parent-style-name="Standard">
      <style:text-properties officeooo:rsid="000f1038" officeooo:paragraph-rsid="001686a2"/>
    </style:style>
    <style:style style:name="P24" style:family="paragraph" style:parent-style-name="Standard">
      <style:text-properties officeooo:rsid="0010a82e" officeooo:paragraph-rsid="0010a82e"/>
    </style:style>
    <style:style style:name="P25" style:family="paragraph" style:parent-style-name="Standard">
      <style:text-properties officeooo:rsid="0010a82e" officeooo:paragraph-rsid="0011a62e"/>
    </style:style>
    <style:style style:name="P26" style:family="paragraph" style:parent-style-name="Standard">
      <style:text-properties officeooo:rsid="0011a62e" officeooo:paragraph-rsid="0011a62e"/>
    </style:style>
    <style:style style:name="P27" style:family="paragraph" style:parent-style-name="Standard">
      <style:text-properties officeooo:rsid="0011a62e" officeooo:paragraph-rsid="001352ee"/>
    </style:style>
    <style:style style:name="P28" style:family="paragraph" style:parent-style-name="Standard">
      <style:text-properties officeooo:rsid="0011a62e" officeooo:paragraph-rsid="0013e69e"/>
    </style:style>
    <style:style style:name="P29" style:family="paragraph" style:parent-style-name="Standard">
      <style:text-properties officeooo:rsid="001352ee" officeooo:paragraph-rsid="001352ee"/>
    </style:style>
    <style:style style:name="P30" style:family="paragraph" style:parent-style-name="Standard">
      <style:text-properties officeooo:rsid="0013e69e" officeooo:paragraph-rsid="0013e69e"/>
    </style:style>
    <style:style style:name="P31" style:family="paragraph" style:parent-style-name="Standard">
      <style:text-properties officeooo:rsid="00146026" officeooo:paragraph-rsid="001a81e1"/>
    </style:style>
    <style:style style:name="P32" style:family="paragraph" style:parent-style-name="Standard">
      <style:text-properties officeooo:rsid="00146026" officeooo:paragraph-rsid="001e6ab5"/>
    </style:style>
    <style:style style:name="P33" style:family="paragraph" style:parent-style-name="Standard">
      <style:text-properties officeooo:rsid="001c49e9" officeooo:paragraph-rsid="001c49e9"/>
    </style:style>
    <style:style style:name="P34" style:family="paragraph" style:parent-style-name="Standard">
      <style:text-properties officeooo:rsid="001d5e47" officeooo:paragraph-rsid="001d5e47"/>
    </style:style>
    <style:style style:name="P35" style:family="paragraph" style:parent-style-name="Standard">
      <style:text-properties officeooo:rsid="001e5f01" officeooo:paragraph-rsid="001e5f01"/>
    </style:style>
    <style:style style:name="P36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5d95b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5d95b"/>
    </style:style>
    <style:style style:name="T5" style:family="text">
      <style:text-properties style:text-position="sub 58%" officeooo:rsid="0006e311"/>
    </style:style>
    <style:style style:name="T6" style:family="text">
      <style:text-properties style:text-position="sub 58%" officeooo:rsid="000bd088"/>
    </style:style>
    <style:style style:name="T7" style:family="text">
      <style:text-properties style:text-position="sub 58%" officeooo:rsid="000d096e"/>
    </style:style>
    <style:style style:name="T8" style:family="text">
      <style:text-properties style:text-position="sub 58%" officeooo:rsid="000d1ca4"/>
    </style:style>
    <style:style style:name="T9" style:family="text">
      <style:text-properties style:text-position="sub 58%" officeooo:rsid="0010a82e"/>
    </style:style>
    <style:style style:name="T10" style:family="text">
      <style:text-properties style:text-position="sub 58%" officeooo:rsid="0011a62e"/>
    </style:style>
    <style:style style:name="T11" style:family="text">
      <style:text-properties style:text-position="sub 58%" officeooo:rsid="001352ee"/>
    </style:style>
    <style:style style:name="T12" style:family="text">
      <style:text-properties style:text-position="sub 58%" officeooo:rsid="00184cca"/>
    </style:style>
    <style:style style:name="T13" style:family="text">
      <style:text-properties style:text-position="sub 58%" officeooo:rsid="0013e69e"/>
    </style:style>
    <style:style style:name="T14" style:family="text">
      <style:text-properties style:text-position="sub 58%" officeooo:rsid="001fe5e2"/>
    </style:style>
    <style:style style:name="T15" style:family="text">
      <style:text-properties officeooo:rsid="0006537e"/>
    </style:style>
    <style:style style:name="T16" style:family="text">
      <style:text-properties officeooo:rsid="0006e311"/>
    </style:style>
    <style:style style:name="T17" style:family="text">
      <style:text-properties officeooo:rsid="0007e907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0d1ca4"/>
    </style:style>
    <style:style style:name="T20" style:family="text">
      <style:text-properties style:text-position="super 58%" officeooo:rsid="001d5e47"/>
    </style:style>
    <style:style style:name="T21" style:family="text">
      <style:text-properties style:text-position="super 58%" officeooo:rsid="00086886"/>
    </style:style>
    <style:style style:name="T22" style:family="text">
      <style:text-properties officeooo:rsid="00086886"/>
    </style:style>
    <style:style style:name="T23" style:family="text">
      <style:text-properties officeooo:rsid="000a3f7a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0d1ca4"/>
    </style:style>
    <style:style style:name="T26" style:family="text">
      <style:text-properties style:text-position="0% 100%" officeooo:rsid="0010a82e"/>
    </style:style>
    <style:style style:name="T27" style:family="text">
      <style:text-properties style:text-position="0% 100%" officeooo:rsid="0006e311"/>
    </style:style>
    <style:style style:name="T28" style:family="text">
      <style:text-properties style:text-position="0% 100%" style:font-name="Courier New" officeooo:rsid="000a3f7a"/>
    </style:style>
    <style:style style:name="T29" style:family="text">
      <style:text-properties style:text-position="0% 100%" officeooo:rsid="000bd088"/>
    </style:style>
    <style:style style:name="T30" style:family="text">
      <style:text-properties style:text-position="0% 100%" officeooo:rsid="0013e69e"/>
    </style:style>
    <style:style style:name="T31" style:family="text">
      <style:text-properties style:text-position="0% 100%" officeooo:rsid="00146026"/>
    </style:style>
    <style:style style:name="T32" style:family="text">
      <style:text-properties style:text-position="0% 100%" officeooo:rsid="00184cca"/>
    </style:style>
    <style:style style:name="T33" style:family="text">
      <style:text-properties officeooo:rsid="000bd088"/>
    </style:style>
    <style:style style:name="T34" style:family="text">
      <style:text-properties officeooo:rsid="000d096e"/>
    </style:style>
    <style:style style:name="T35" style:family="text">
      <style:text-properties officeooo:rsid="000d1ca4"/>
    </style:style>
    <style:style style:name="T36" style:family="text">
      <style:text-properties officeooo:rsid="000f1038"/>
    </style:style>
    <style:style style:name="T37" style:family="text">
      <style:text-properties style:font-name="Courier New"/>
    </style:style>
    <style:style style:name="T38" style:family="text">
      <style:text-properties style:font-name="Courier New" officeooo:rsid="000a3f7a"/>
    </style:style>
    <style:style style:name="T39" style:family="text">
      <style:text-properties style:font-name="Courier New" officeooo:rsid="00184cca"/>
    </style:style>
    <style:style style:name="T40" style:family="text">
      <style:text-properties officeooo:rsid="0011a62e"/>
    </style:style>
    <style:style style:name="T41" style:family="text">
      <style:text-properties officeooo:rsid="001352ee"/>
    </style:style>
    <style:style style:name="T42" style:family="text">
      <style:text-properties officeooo:rsid="0013e69e"/>
    </style:style>
    <style:style style:name="T43" style:family="text">
      <style:text-properties officeooo:rsid="00146026"/>
    </style:style>
    <style:style style:name="T44" style:family="text">
      <style:text-properties officeooo:rsid="00156df6"/>
    </style:style>
    <style:style style:name="T45" style:family="text">
      <style:text-properties officeooo:rsid="001686a2"/>
    </style:style>
    <style:style style:name="T46" style:family="text">
      <style:text-properties officeooo:rsid="00184cca"/>
    </style:style>
    <style:style style:name="T47" style:family="text">
      <style:text-properties officeooo:rsid="001d3e43"/>
    </style:style>
    <style:style style:name="T48" style:family="text">
      <style:text-properties officeooo:rsid="001d5e47"/>
    </style:style>
    <style:style style:name="T49" style:family="text">
      <style:text-properties officeooo:rsid="001e5f01"/>
    </style:style>
    <style:style style:name="T50" style:family="text">
      <style:text-properties officeooo:rsid="001e6a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3">C</text:span>ategory Realiza<text:span text:style-name="T43">ble Groupoids</text:span></text:p>
      <text:p text:style-name="P2">by Sven Nilsen, 2020</text:p>
      <text:p text:style-name="P1"/>
      <text:p text:style-name="P3">In this paper I show that <text:span text:style-name="T43">n</text:span>ormal paths form a <text:span text:style-name="T43">category realizable </text:span>groupoid.</text:p>
      <text:p text:style-name="P1"/>
      <text:p text:style-name="P1">In the paper “Imaginary Inverse”<text:span text:style-name="T18"><text:reference-ref text:reference-format="text" text:ref-name="imaginary inverse">[1]</text:reference-ref></text:span>, I showed that introducing an imaginary inverse makes it possible to encode a useful subset of normal paths<text:span text:style-name="T18"><text:reference-ref text:reference-format="text" text:ref-name="normal paths">[2]</text:reference-ref></text:span> in any calculus with a composition operator<text:span text:style-name="T18"><text:reference-ref text:reference-format="text" text:ref-name="composition operator">[3]</text:reference-ref></text:span>.</text:p>
      <text:p text:style-name="P1"/>
      <text:p text:style-name="P4">It is known that groupoids<text:span text:style-name="T18"><text:reference-ref text:reference-format="text" text:ref-name="groupoid">[4]</text:reference-ref></text:span> can be viewed as a category<text:span text:style-name="T18"><text:reference-ref text:reference-format="text" text:ref-name="category">[5]</text:reference-ref></text:span> augmented with an inverse unary operator. Hence, when the inverse operator is imaginary, any category can be lifted into a groupoid. However, the underlying structure of the category is well preserved, as the realizable part of the groupoid.</text:p>
      <text:p text:style-name="P4"/>
      <text:p text:style-name="P4">Formally, a category `C` is defined as:</text:p>
      <text:p text:style-name="P4"/>
      <text:list xml:id="list2697630287033076848" text:style-name="L1">
        <text:list-item>
          <text:p text:style-name="P5">A class `ob(C)` of objects</text:p>
        </text:list-item>
        <text:list-item>
          <text:p text:style-name="P5">A class `hom(C)` of morphisms between objects.</text:p>
        </text:list-item>
        <text:list-item>
          <text:p text:style-name="P6">For every <text:span text:style-name="T2">three objects `a`, `b` and `c`,<text:line-break/>a binary operation `hom</text:span><text:span text:style-name="T4">C</text:span><text:span text:style-name="T2">(a, b) ⨯ hom</text:span><text:span text:style-name="T4">C</text:span><text:span text:style-name="T2">(b, c) → hom</text:span><text:span text:style-name="T4">C</text:span><text:span text:style-name="T2">(a, c)` written `g · f`</text:span></text:p>
        </text:list-item>
      </text:list>
      <text:p text:style-name="P4"/>
      <text:p text:style-name="P8">Such that the following axioms hold:</text:p>
      <text:p text:style-name="P8"/>
      <text:list xml:id="list8734610776170190542" text:style-name="L2">
        <text:list-item>
          <text:p text:style-name="P7"><text:span text:style-name="T15">A morphism is written `f : a → b` for a source object `a` and a target object `b`</text:span></text:p>
        </text:list-item>
        <text:list-item>
          <text:p text:style-name="P9">If `f : a → b`, `g : b → c` and `h : c → d` then `h · (g · f) &lt;=&gt; (h · g) · f` (Associativity)</text:p>
        </text:list-item>
        <text:list-item>
          <text:p text:style-name="P9">For every object `x` there exists a morphism `id<text:span text:style-name="T3">x</text:span> : x → x`<text:line-break/>such that `id<text:span text:style-name="T3">x</text:span> · f &lt;=&gt; f` and `g · id<text:span text:style-name="T3">x</text:span> &lt;=&gt; g` (Identity)</text:p>
        </text:list-item>
      </text:list>
      <text:p text:style-name="P8"/>
      <text:p text:style-name="P10">A groupoid adds the following axiom:</text:p>
      <text:p text:style-name="P10"/>
      <text:list xml:id="list1954764152552223968" text:style-name="L3">
        <text:list-item>
          <text:p text:style-name="P11">For each pair of objects `x` and `y`,<text:line-break/>a function `inv : hom<text:span text:style-name="T3">C</text:span>(x, y) → hom<text:span text:style-name="T3">C</text:span>(y, x)` such that<text:line-break/>`∀ f ∈ hom<text:span text:style-name="T3">C</text:span>(x, y) { <text:span text:style-name="T16">f · inv(f) &lt;=&gt; id</text:span><text:span text:style-name="T5">y</text:span><text:span text:style-name="T16"> <text:s text:c="2"/>∧ <text:s text:c="2"/>inv(f) · f &lt;=&gt; id</text:span><text:span text:style-name="T5">x</text:span><text:span text:style-name="T16"> }`</text:span></text:p>
        </text:list-item>
      </text:list>
      <text:p text:style-name="P12"/>
      <text:p text:style-name="P13">Usually, a groupoid is thought of as a small category in which every morphism is <text:span text:style-name="T48">bijective</text:span><text:span text:style-name="T20"><text:reference-ref text:reference-format="text" text:ref-name="bijection">[6]</text:reference-ref></text:span>.<text:line-break/>However, when introducing an imaginary inverse, this is no longer true.<text:line-break/><text:span text:style-name="T17">The same axiom holds, yet `∀ x, y ∈ ob(C), f : x → y { ∃! x { inv(f)(y) = x } }` might be false.</text:span></text:p>
      <text:p text:style-name="P12"/>
      <text:p text:style-name="P14">The imaginary inverse `inv` might be thought of as a contravariant functor<text:span text:style-name="T18"><text:reference-ref text:reference-format="text" text:ref-name="functors">[7]</text:reference-ref></text:span> <text:span text:style-name="T22">with a dual</text:span><text:span text:style-name="T21"><text:reference-ref text:reference-format="text" text:ref-name="dual category">[8]</text:reference-ref></text:span><text:span text:style-name="T22"> image</text:span><text:span text:style-name="T21"><text:reference-ref text:reference-format="text" text:ref-name="image">[9]</text:reference-ref></text:span>:</text:p>
      <text:p text:style-name="P14"/>
      <text:p text:style-name="P14"><text:tab/>inv<text:span text:style-name="T7">C</text:span> : C → C<text:span text:style-name="T18">op</text:span><text:span text:style-name="T24"><text:tab/><text:tab/></text:span><text:span text:style-name="T25">inv</text:span><text:span text:style-name="T8">G</text:span><text:span text:style-name="T25"> : G → G<text:tab/>where G = C | C</text:span><text:span text:style-name="T19">op</text:span><text:span text:style-name="T25"><text:tab/><text:tab/></text:span><text:span text:style-name="T26">inv</text:span><text:span text:style-name="T9">C</text:span><text:span text:style-name="T26"> =&gt; inv</text:span><text:span text:style-name="T9">G</text:span></text:p>
      <text:p text:style-name="P14"/>
      <text:p text:style-name="P14">Such that <text:span text:style-name="T34">the augmented category of `C` with `inv</text:span><text:span text:style-name="T7">C</text:span><text:span text:style-name="T34">` forms a category realizable groupoid `G` where</text:span>:</text:p>
      <text:p text:style-name="P14"/>
      <text:list xml:id="list8447146074609936076" text:style-name="L4">
        <text:list-item>
          <text:p text:style-name="P15">`<text:span text:style-name="T17">∀ x ∈ </text:span>ob(<text:span text:style-name="T34">C</text:span>) <text:span text:style-name="T33">{ inv</text:span><text:span text:style-name="T8">C</text:span><text:span text:style-name="T33">(x) = x }`, hence `ob(G) &lt;=&gt; ob(C)` and `inv</text:span><text:span text:style-name="T6">C</text:span><text:span text:style-name="T33"> =&gt; id</text:span><text:span text:style-name="T6">x</text:span><text:span text:style-name="T33">` for objects</text:span></text:p>
        </text:list-item>
        <text:list-item>
          <text:p text:style-name="P16">`<text:span text:style-name="T17">∀ </text:span>x, y, z <text:span text:style-name="T15">∈ </text:span>ob(<text:span text:style-name="T34">C</text:span>), f : x → y, g : y → z { inv<text:span text:style-name="T8">C</text:span>(g <text:span text:style-name="T16">·</text:span><text:span text:style-name="T5">C</text:span><text:span text:style-name="T16"> </text:span>f) &lt;=&gt; inv<text:span text:style-name="T3">C</text:span>(f) <text:span text:style-name="T16">·</text:span><text:span text:style-name="T7">G</text:span><text:span text:style-name="T16"> </text:span>inv<text:span text:style-name="T3">C</text:span>(g) }` (Contravariance)</text:p>
        </text:list-item>
        <text:list-item>
          <text:p text:style-name="P17">`inv<text:span text:style-name="T8">G</text:span> <text:span text:style-name="T16">·</text:span><text:span text:style-name="T5">G</text:span><text:span text:style-name="T16"> </text:span>inv<text:span text:style-name="T8">G</text:span> &lt;=&gt; id<text:span text:style-name="T8">G</text:span>` (Involution)</text:p>
        </text:list-item>
      </text:list>
      <text:p text:style-name="P35"><text:soft-page-break/>The reason `inv` is an operation on categories, is because every category can be lifted into a category realizable groupoid. In practice, it is common to not define `inv` for objects, but for morphisms only.</text:p>
      <text:p text:style-name="P31"/>
      <text:p text:style-name="P32">From this definiton of a category realizable groupoid, it is <text:span text:style-name="T47">non-</text:span>trivial that standard techniques for groupoids <text:span text:style-name="T44">as small categories </text:span>can be used, due to not every morphism being <text:span text:style-name="T48">bijective</text:span>.<text:line-break/></text:p>
      <text:p text:style-name="P31">Therefore, I will prove <text:span text:style-name="T44">the necessary to treat category realizable groupoids with standard techniques.</text:span></text:p>
      <text:p text:style-name="P22"/>
      <text:p text:style-name="P23"><text:span text:style-name="T45">A</text:span>ll objects in the groupoid `G` <text:span text:style-name="T45">are </text:span>being covered by <text:span text:style-name="T45">objects in </text:span>`C` <text:span text:style-name="T49">(the first Realizable axiom)</text:span>.</text:p>
      <text:p text:style-name="P23"><text:span text:style-name="T45">Therefore,</text:span> augmentation <text:span text:style-name="T46">of the category `C` consists only </text:span>of new morphisms:</text:p>
      <text:p text:style-name="P22"/>
      <text:p text:style-name="P22"><text:tab/>f : x → y<text:tab/><text:tab/>=&gt;<text:tab/><text:tab/>inv(f) : y → x</text:p>
      <text:p text:style-name="P22"/>
      <text:p text:style-name="P24">Due to involution, these new morphisms do not generate any newer morphisms:</text:p>
      <text:p text:style-name="P22"/>
      <text:p text:style-name="P22"><text:span text:style-name="T37">∵</text:span><text:tab/>inv<text:span text:style-name="T3">G</text:span>(inv<text:span text:style-name="T3">C</text:span>(f)) = f</text:p>
      <text:p text:style-name="Standard"><text:span text:style-name="T37">∴</text:span><text:tab/><text:span text:style-name="T46">inv</text:span><text:span text:style-name="T12">G</text:span><text:span text:style-name="T46">(inv</text:span><text:span text:style-name="T12">G</text:span><text:span text:style-name="T46">(f)) = f<text:tab/><text:tab/></text:span><text:span text:style-name="T37">∵</text:span> `<text:span text:style-name="T46">inv</text:span><text:span text:style-name="T12">C</text:span><text:span text:style-name="T46"> =&gt; inv</text:span><text:span text:style-name="T12">G</text:span><text:span text:style-name="T32">`</text:span></text:p>
      <text:p text:style-name="P22"><text:span text:style-name="T37">∴</text:span><text:tab/><text:span text:style-name="T46">f = f</text:span></text:p>
      <text:p text:style-name="Standard"><text:span text:style-name="T39">∴</text:span><text:span text:style-name="T46"><text:tab/>true<text:tab/><text:tab/><text:tab/><text:tab/></text:span><text:span text:style-name="T39">∵</text:span> <text:span text:style-name="T46">by reflection</text:span></text:p>
      <text:p text:style-name="P18"/>
      <text:p text:style-name="P24">Therefore, `G` is covered by `ob(C)`, `hom(C)` and `hom(C<text:span text:style-name="T18">op</text:span>)`.</text:p>
      <text:p text:style-name="P29">This can be used to reduce the notation without introducing ambiguity.</text:p>
      <text:p text:style-name="P25">For simplicity, I will write `inv` instead of `inv<text:span text:style-name="T3">G</text:span>`, `hom` instead of `hom<text:span text:style-name="T3">G</text:span>` <text:span text:style-name="T40">and `·` instead of `·</text:span><text:span text:style-name="T10">G</text:span><text:span text:style-name="T40">`</text:span>.</text:p>
      <text:p text:style-name="P18"/>
      <text:p text:style-name="P18">From the groupoid axiom <text:span text:style-name="T41">and realizable axioms</text:span>, one can derive <text:span text:style-name="T35">for any object `x`</text:span>:</text:p>
      <text:p text:style-name="P18"/>
      <text:p text:style-name="P20"><text:tab/><text:span text:style-name="T33">inv(id</text:span><text:span text:style-name="T6">x</text:span><text:span text:style-name="T33">) &lt;=&gt; id</text:span><text:span text:style-name="T6">x</text:span><text:span text:style-name="T29"><text:tab/></text:span><text:span text:style-name="T30">Abstract </text:span><text:span text:style-name="T31">identity</text:span><text:span text:style-name="T30"> inverse</text:span></text:p>
      <text:p text:style-name="P18"/>
      <text:p text:style-name="P21">Proof:</text:p>
      <text:p text:style-name="P18"/>
      <text:p text:style-name="P18"><text:span text:style-name="T37">∵</text:span><text:tab/><text:span text:style-name="T35">inv(id</text:span><text:span text:style-name="T8">x</text:span><text:span text:style-name="T35">)</text:span></text:p>
      <text:p text:style-name="P19"><text:span text:style-name="T37">∴</text:span><text:tab/>inv(<text:span text:style-name="T40">inv(f) · f</text:span>)<text:tab/><text:tab/><text:span text:style-name="T37">∵ </text:span><text:span text:style-name="T40">`</text:span><text:span text:style-name="T27">inv(f) · f &lt;=&gt; id</text:span><text:span text:style-name="T5">x</text:span><text:span text:style-name="T40">`where `f ∈ hom(x, y)` for some `y` (Groupoid)</text:span></text:p>
      <text:p text:style-name="P19"><text:span text:style-name="T37">∴</text:span><text:tab/>inv(f) <text:span text:style-name="T15">· inv(</text:span>inv(f)<text:span text:style-name="T40">)<text:tab/></text:span><text:span text:style-name="T37">∵ </text:span><text:span text:style-name="T40">`inv(g · f) &lt;=&gt; inv(f) · inv(g)` (Realizable contravariance)</text:span></text:p>
      <text:p text:style-name="P19"><text:span text:style-name="T37">∴</text:span><text:tab/><text:span text:style-name="T40">inv(f) · </text:span>f<text:tab/><text:tab/><text:span text:style-name="T37">∵ </text:span><text:span text:style-name="T36">`inv(inv(f)) &lt;=&gt; f` (Realizable involution)</text:span></text:p>
      <text:p text:style-name="Standard"><text:span text:style-name="T38">∴</text:span><text:span text:style-name="T23"><text:tab/>id</text:span><text:span text:style-name="T8">x</text:span><text:span text:style-name="T25"><text:tab/><text:tab/><text:tab/></text:span><text:span text:style-name="T28">∵ </text:span>`inv(f) · f <text:span text:style-name="T42">&lt;=&gt; id</text:span><text:span text:style-name="T13">x</text:span><text:span text:style-name="T42">` (Groupoid)</text:span></text:p>
      <text:p text:style-name="P18"/>
      <text:p text:style-name="P18"><text:span text:style-name="T37">∵</text:span><text:tab/><text:span text:style-name="T15">∀ f ∈ hom(x, y) { f · inv(f) &lt;=&gt; id</text:span><text:span text:style-name="T5">y</text:span><text:span text:style-name="T16"> <text:s text:c="2"/>∧ <text:s text:c="2"/>inv(f) · f &lt;=&gt; id</text:span><text:span text:style-name="T5">x</text:span><text:span text:style-name="T16"> }</text:span></text:p>
      <text:p text:style-name="P18"/>
      <text:p text:style-name="P26"><text:span text:style-name="T46">F</text:span>or any `f : x → y`, <text:span text:style-name="T46">one can prove directly using Category identity</text:span>:</text:p>
      <text:p text:style-name="P26"/>
      <text:p text:style-name="P27"><text:tab/>inv(f · id<text:span text:style-name="T3">x</text:span>) = <text:span text:style-name="T43">inv(f)</text:span></text:p>
      <text:p text:style-name="P27"><text:tab/>inv(id<text:span text:style-name="T3">y</text:span> · f) = <text:span text:style-name="T43">inv(f)</text:span></text:p>
      <text:p text:style-name="P27"/>
      <text:p text:style-name="P30"><text:span text:style-name="T46">Another p</text:span>roof, using Realizable contravariance, Abstract identity <text:span text:style-name="T43">inverse</text:span> and Category identity:</text:p>
      <text:p text:style-name="P30"/>
      <text:p text:style-name="P28"><text:tab/>inv(f · id<text:span text:style-name="T3">x</text:span>) = inv(id<text:span text:style-name="T3">x</text:span>) · inv(f) <text:span text:style-name="T41">= id</text:span><text:span text:style-name="T11">x</text:span><text:span text:style-name="T41"> </text:span>· <text:span text:style-name="T41">inv(f) = inv(f)</text:span></text:p>
      <text:p text:style-name="P28"><text:tab/>inv(id<text:span text:style-name="T3">y</text:span> · f) = inv(f) · <text:span text:style-name="T41">inv(id</text:span><text:span text:style-name="T11">y</text:span><text:span text:style-name="T41">) = inv(f) </text:span>· <text:span text:style-name="T41">id</text:span><text:span text:style-name="T11">y</text:span><text:span text:style-name="T41"> = inv(f)</text:span></text:p>
      <text:p text:style-name="P28"/>
      <text:h text:style-name="P36" text:outline-level="3">References:</text:h>
      <text:p text:style-name="P1"/>
      <text:p text:style-name="P1"><text:reference-mark-start text:name="imaginary inverse"/>[1]<text:reference-mark-end text:name="imaginary inverse"/><text:tab/>“Imaginary Inverse”</text:p>
      <text:p text:style-name="P1"><text:tab/>Sven Nilsen, 2020</text:p>
      <text:p text:style-name="P1"><text:tab/><text:a xlink:type="simple" xlink:href="https://github.com/advancedresearch/path_semantics/blob/master/papers-wip/imaginary-inverse.pdf" text:style-name="Internet_20_link" text:visited-style-name="Visited_20_Internet_20_Link"><text:span text:style-name="T1">https://github.com/advancedresearch/path_semantics/blob/master/papers-wip/imaginary-inverse.pdf</text:span></text:a></text:p>
      <text:p text:style-name="P1"/>
      <text:p text:style-name="P33"><text:reference-mark-start text:name="normal paths"/>[2]<text:reference-mark-end text:name="normal paths"/><text:tab/>“Normal Paths”</text:p>
      <text:p text:style-name="P33"><text:tab/>Sven Nilsen, 2019</text:p>
      <text:p text:style-name="P33"><text:tab/><text:a xlink:type="simple" xlink:href="https://github.com/advancedresearch/path_semantics/blob/master/papers-wip/normal-paths.pdf" text:style-name="Internet_20_link" text:visited-style-name="Visited_20_Internet_20_Link"><text:span text:style-name="T1">https://github.com/advancedresearch/path_semantics/blob/master/papers-wip/normal-paths.pdf</text:span></text:a></text:p>
      <text:p text:style-name="P33"/>
      <text:p text:style-name="P33"><text:reference-mark-start text:name="composition operator"/>[3]<text:reference-mark-end text:name="composition operator"/><text:tab/>“Composition operator”</text:p>
      <text:p text:style-name="P33"><text:tab/>Wikipedia</text:p>
      <text:p text:style-name="P33"><text:tab/><text:a xlink:type="simple" xlink:href="https://en.wikipedia.org/wiki/Composition_operator" text:style-name="Internet_20_link" text:visited-style-name="Visited_20_Internet_20_Link"><text:span text:style-name="T1">https://en.wikipedia.org/wiki/Composition_operator</text:span></text:a></text:p>
      <text:p text:style-name="P33"/>
      <text:p text:style-name="P33"><text:reference-mark-start text:name="groupoid"/>[4]<text:reference-mark-end text:name="groupoid"/><text:tab/>“Groupoid”</text:p>
      <text:p text:style-name="P33"><text:tab/>Wikipedia</text:p>
      <text:p text:style-name="P33"><text:tab/><text:a xlink:type="simple" xlink:href="https://en.wikipedia.org/wiki/Groupoid" text:style-name="Internet_20_link" text:visited-style-name="Visited_20_Internet_20_Link"><text:span text:style-name="T1">https://en.wikipedia.org/wiki/Groupoid</text:span></text:a></text:p>
      <text:p text:style-name="P33"/>
      <text:p text:style-name="P33"><text:reference-mark-start text:name="category"/>[5]<text:reference-mark-end text:name="category"/><text:tab/>“Category (mathematics)”</text:p>
      <text:p text:style-name="P33"><text:tab/>Wikipedia</text:p>
      <text:p text:style-name="P33"><text:tab/><text:a xlink:type="simple" xlink:href="https://en.wikipedia.org/wiki/Category_(mathematics" text:style-name="Internet_20_link" text:visited-style-name="Visited_20_Internet_20_Link"><text:span text:style-name="T1">https://en.wikipedia.org/wiki/Category_(mathematics</text:span></text:a><text:span text:style-name="T1">)</text:span></text:p>
      <text:p text:style-name="P33"/>
      <text:p text:style-name="P34"><text:reference-mark-start text:name="bijection"/>[6]<text:reference-mark-end text:name="bijection"/><text:tab/>“Bijection”</text:p>
      <text:p text:style-name="P34"><text:tab/>Wikipedia</text:p>
      <text:p text:style-name="P34"><text:tab/><text:a xlink:type="simple" xlink:href="https://en.wikipedia.org/wiki/Bijection" text:style-name="Internet_20_link" text:visited-style-name="Visited_20_Internet_20_Link"><text:span text:style-name="T1">https://en.wikipedia.org/wiki/Bijection</text:span></text:a></text:p>
      <text:p text:style-name="P34"/>
      <text:p text:style-name="P35"><text:reference-mark-start text:name="functors"/>[7]<text:reference-mark-end text:name="functors"/><text:tab/>“Functors – Covariance and contravariance”</text:p>
      <text:p text:style-name="P35"><text:tab/>Wikipedia</text:p>
      <text:p text:style-name="P35"><text:tab/><text:a xlink:type="simple" xlink:href="https://en.wikipedia.org/wiki/Functor#Covariance_and_contravariance" text:style-name="Internet_20_link" text:visited-style-name="Visited_20_Internet_20_Link"><text:span text:style-name="T1">https://en.wikipedia.org/wiki/Functor#Covariance_and_contravariance</text:span></text:a></text:p>
      <text:p text:style-name="P35"/>
      <text:p text:style-name="P35"><text:reference-mark-start text:name="dual category"/>[8]<text:reference-mark-end text:name="dual category"/><text:tab/>“Category (mathematics) – Dual category”</text:p>
      <text:p text:style-name="P35"><text:tab/>Wikipedia</text:p>
      <text:p text:style-name="P35"><text:tab/><text:a xlink:type="simple" xlink:href="https://en.wikipedia.org/wiki/Category_(mathematics)#Dual_category" text:style-name="Internet_20_link" text:visited-style-name="Visited_20_Internet_20_Link"><text:span text:style-name="T1">https://en.wikipedia.org/wiki/Category_(mathematics)#Dual_category</text:span></text:a></text:p>
      <text:p text:style-name="P35"/>
      <text:p text:style-name="P35"><text:reference-mark-start text:name="image"/>[9]<text:reference-mark-end text:name="image"/><text:tab/>“Image (mathematics)”</text:p>
      <text:p text:style-name="P35"><text:tab/>Wikipedia</text:p>
      <text:p text:style-name="P35"><text:tab/><text:a xlink:type="simple" xlink:href="https://en.wikipedia.org/wiki/Image_(mathematics" text:style-name="Internet_20_link" text:visited-style-name="Visited_20_Internet_20_Link"><text:span text:style-name="T1">https://en.wikipedia.org/wiki/Image_(mathematics</text:span></text:a><text:span text:style-name="T1">)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2:34:08.520075000</meta:creation-date>
    <dc:date>2020-09-27T17:43:24.630278000</dc:date>
    <meta:editing-duration>PT8M58S</meta:editing-duration>
    <meta:editing-cycles>1</meta:editing-cycles>
    <meta:document-statistic meta:table-count="0" meta:image-count="0" meta:object-count="0" meta:page-count="3" meta:paragraph-count="79" meta:word-count="826" meta:character-count="4922" meta:non-whitespace-character-count="4137"/>
    <meta:generator>LibreOffice/5.1.2.2$MacOSX_X86_64 LibreOffice_project/d3bf12ecb743fc0d20e0be0c58ca359301eb705f</meta:generator>
  </office:meta>
</office:document-meta>
</file>